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8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57.21mm" svg:height="194.97mm" svg:x="3.76mm" svg:y="27.08mm">
            <draw:object draw:notify-on-update-of-ranges="Tabelle1.A3:Tabelle1.A3 Tabelle1.B3:Tabelle1.C3 Tabelle1.D3:Tabelle1.E3 Tabelle1.D3:Tabelle1.E3 Tabelle1.A4:Tabelle1.A4 Tabelle1.B4:Tabelle1.C4 Tabelle1.D4:Tabelle1.E4 Tabelle1.D4:Tabelle1.E4 Tabelle1.A5:Tabelle1.A5 Tabelle1.B5:Tabelle1.C5 Tabelle1.D5:Tabelle1.E5 Tabelle1.D5:Tabelle1.E5 Tabelle1.A6:Tabelle1.A6 Tabelle1.B6:Tabelle1.C6 Tabelle1.D6:Tabelle1.E6 Tabelle1.D6:Tabelle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Score <text:span text:style-name="T1">(ops/s)</text:span></text:p>
          </table:table-cell>
          <table:table-cell/>
          <table:table-cell office:value-type="string" calcext:value-type="string">
            <text:p>Error (ops/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va 11</text:p>
          </table:table-cell>
          <table:table-cell office:value-type="string" calcext:value-type="string">
            <text:p>Java 8</text:p>
          </table:table-cell>
          <table:table-cell office:value-type="string" calcext:value-type="string">
            <text:p>Java 11</text:p>
          </table:table-cell>
          <table:table-cell office:value-type="string" calcext:value-type="string">
            <text:p>Java 8</text:p>
          </table:table-cell>
        </table:table-row>
        <table:table-row table:style-name="ro2">
          <table:table-cell office:value-type="string" calcext:value-type="string">
            <text:p>StructureInstantiationBenchmark.testExceptionPointerConstructor</text:p>
          </table:table-cell>
          <table:table-cell office:value-type="float" office:value="700302.174" calcext:value-type="float">
            <text:p>700302,174</text:p>
          </table:table-cell>
          <table:table-cell office:value-type="float" office:value="624128.419" calcext:value-type="float">
            <text:p>624128,419</text:p>
          </table:table-cell>
          <table:table-cell office:value-type="float" office:value="40940.539" calcext:value-type="float">
            <text:p>40940,539</text:p>
          </table:table-cell>
          <table:table-cell office:value-type="float" office:value="32331.934" calcext:value-type="float">
            <text:p>32331,934</text:p>
          </table:table-cell>
        </table:table-row>
        <table:table-row table:style-name="ro2">
          <table:table-cell office:value-type="string" calcext:value-type="string">
            <text:p>StructureInstantiationBenchmark.testIterationPointerConstructor</text:p>
          </table:table-cell>
          <table:table-cell office:value-type="float" office:value="657750.713" calcext:value-type="float">
            <text:p>657750,713</text:p>
          </table:table-cell>
          <table:table-cell office:value-type="float" office:value="612653.303" calcext:value-type="float">
            <text:p>612653,303</text:p>
          </table:table-cell>
          <table:table-cell office:value-type="float" office:value="27851.141" calcext:value-type="float">
            <text:p>27851,141</text:p>
          </table:table-cell>
          <table:table-cell office:value-type="float" office:value="23281.993" calcext:value-type="float">
            <text:p>23281,993</text:p>
          </table:table-cell>
        </table:table-row>
        <table:table-row table:style-name="ro2">
          <table:table-cell office:value-type="string" calcext:value-type="string">
            <text:p>StructureInstantiationBenchmark.testExceptionWithoutPointerConstructor</text:p>
          </table:table-cell>
          <table:table-cell office:value-type="float" office:value="171714.659" calcext:value-type="float">
            <text:p>171714,659</text:p>
          </table:table-cell>
          <table:table-cell office:value-type="float" office:value="187920.441" calcext:value-type="float">
            <text:p>187920,441</text:p>
          </table:table-cell>
          <table:table-cell office:value-type="float" office:value="3834.451" calcext:value-type="float">
            <text:p>3834,451</text:p>
          </table:table-cell>
          <table:table-cell office:value-type="float" office:value="6308.934" calcext:value-type="float">
            <text:p>6308,934</text:p>
          </table:table-cell>
        </table:table-row>
        <table:table-row table:style-name="ro2">
          <table:table-cell office:value-type="string" calcext:value-type="string">
            <text:p>StructureInstantiationBenchmark.testIterationWithoutPointerConstructor</text:p>
          </table:table-cell>
          <table:table-cell office:value-type="float" office:value="174933.451" calcext:value-type="float">
            <text:p>174933,451</text:p>
          </table:table-cell>
          <table:table-cell office:value-type="float" office:value="183511.064" calcext:value-type="float">
            <text:p>183511,064</text:p>
          </table:table-cell>
          <table:table-cell office:value-type="float" office:value="5067.781" calcext:value-type="float">
            <text:p>5067,781</text:p>
          </table:table-cell>
          <table:table-cell office:value-type="float" office:value="4930.82" calcext:value-type="float">
            <text:p>4930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Bläsing</meta:initial-creator>
    <meta:creation-date>2019-06-13T21:19:18.116729336</meta:creation-date>
    <dc:date>2019-06-13T22:17:09.677452791</dc:date>
    <dc:creator>Matthias Bläsing</dc:creator>
    <meta:editing-duration>PT6M21S</meta:editing-duration>
    <meta:editing-cycles>1</meta:editing-cycles>
    <meta:document-statistic meta:table-count="1" meta:cell-count="26" meta:object-count="1"/>
    <meta:generator>LibreOffice/6.2.4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Tabelle1.D3:Tabelle1.E3" chart:error-lower-range="Tabelle1.D3:Tabelle1.E3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Tabelle1.D3:Tabelle1.E3" chart:error-lower-range="Tabelle1.D3:Tabelle1.E3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ell-range" chart:error-upper-range="Tabelle1.D4:Tabelle1.E4" chart:error-lower-range="Tabelle1.D4:Tabelle1.E4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D4:Tabelle1.E4" chart:error-lower-range="Tabelle1.D4:Tabelle1.E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Tabelle1.D5:Tabelle1.E5" chart:error-lower-range="Tabelle1.D5:Tabelle1.E5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D5:Tabelle1.E5" chart:error-lower-range="Tabelle1.D5:Tabelle1.E5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Tabelle1.D6:Tabelle1.E6" chart:error-lower-range="Tabelle1.D6:Tabelle1.E6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D6:Tabelle1.E6" chart:error-lower-range="Tabelle1.D6:Tabelle1.E6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722cm" svg:height="19.498cm" xlink:href=".." xlink:type="simple" chart:class="chart:bar" chart:style-name="ch1">
        <chart:legend chart:legend-position="end" svg:x="17.525cm" svg:y="7.873cm" style:legend-expansion="high" chart:style-name="ch2"/>
        <chart:plot-area chart:style-name="ch3" table:cell-range-address="Tabelle1.A3:Tabelle1.C6" chart:data-source-has-labels="column" svg:x="0.589cm" svg:y="0.309cm" svg:width="16.496cm" svg:height="19.172cm">
          <chartooo:coordinate-region svg:x="2.059cm" svg:y="0.513cm" svg:width="15.026cm" svg:height="18.3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C3" chart:label-cell-address="Tabelle1.A3:Tabelle1.A3" chart:class="chart:bar">
            <chart:error-indicator chart:style-name="ch8" chart:dimension="y"/>
            <chart:data-point chart:style-name="ch9" chart:repeated="2"/>
          </chart:series>
          <chart:series chart:style-name="ch10" chart:values-cell-range-address="Tabelle1.B4:Tabelle1.C4" chart:label-cell-address="Tabelle1.A4:Tabelle1.A4" chart:class="chart:bar">
            <chart:error-indicator chart:style-name="ch11" chart:dimension="y"/>
            <chart:data-point chart:repeated="2"/>
          </chart:series>
          <chart:series chart:style-name="ch12" chart:values-cell-range-address="Tabelle1.B5:Tabelle1.C5" chart:label-cell-address="Tabelle1.A5:Tabelle1.A5" chart:class="chart:bar">
            <chart:error-indicator chart:style-name="ch13" chart:dimension="y"/>
            <chart:data-point chart:repeated="2"/>
          </chart:series>
          <chart:series chart:style-name="ch14" chart:values-cell-range-address="Tabelle1.B6:Tabelle1.C6" chart:label-cell-address="Tabelle1.A6:Tabelle1.A6" chart:class="chart:bar">
            <chart:error-indicator chart:style-name="ch15" chart:dimension="y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StructureInstantiationBenchmark.testExceptionPointerConstructor</text:p>
                <draw:g>
                  <svg:desc>Tabelle1.A3:Tabelle1.A3</svg:desc>
                </draw:g>
              </table:table-cell>
              <table:table-cell office:value-type="float" office:value="700302.174">
                <text:p>700302.174</text:p>
                <draw:g>
                  <svg:desc>Tabelle1.B3:Tabelle1.C3</svg:desc>
                </draw:g>
              </table:table-cell>
              <table:table-cell office:value-type="float" office:value="624128.419">
                <text:p>624128.419</text:p>
              </table:table-cell>
            </table:table-row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40940.539">
                <text:p>40940.539</text:p>
                <draw:g>
                  <svg:desc>Tabelle1.D3:Tabelle1.E3</svg:desc>
                </draw:g>
              </table:table-cell>
              <table:table-cell office:value-type="float" office:value="32331.934">
                <text:p>32331.934</text:p>
              </table:table-cell>
            </table:table-row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40940.539">
                <text:p>40940.539</text:p>
                <draw:g>
                  <svg:desc>Tabelle1.D3:Tabelle1.E3</svg:desc>
                </draw:g>
              </table:table-cell>
              <table:table-cell office:value-type="float" office:value="32331.934">
                <text:p>32331.934</text:p>
              </table:table-cell>
            </table:table-row>
            <table:table-row>
              <table:table-cell office:value-type="string">
                <text:p>StructureInstantiationBenchmark.testIterationPointerConstructor</text:p>
                <draw:g>
                  <svg:desc>Tabelle1.A4:Tabelle1.A4</svg:desc>
                </draw:g>
              </table:table-cell>
              <table:table-cell office:value-type="float" office:value="657750.713">
                <text:p>657750.713</text:p>
                <draw:g>
                  <svg:desc>Tabelle1.B4:Tabelle1.C4</svg:desc>
                </draw:g>
              </table:table-cell>
              <table:table-cell office:value-type="float" office:value="612653.303">
                <text:p>612653.303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27851.141">
                <text:p>27851.141</text:p>
                <draw:g>
                  <svg:desc>Tabelle1.D4:Tabelle1.E4</svg:desc>
                </draw:g>
              </table:table-cell>
              <table:table-cell office:value-type="float" office:value="23281.993">
                <text:p>23281.993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27851.141">
                <text:p>27851.141</text:p>
                <draw:g>
                  <svg:desc>Tabelle1.D4:Tabelle1.E4</svg:desc>
                </draw:g>
              </table:table-cell>
              <table:table-cell office:value-type="float" office:value="23281.993">
                <text:p>23281.993</text:p>
              </table:table-cell>
            </table:table-row>
            <table:table-row>
              <table:table-cell office:value-type="string">
                <text:p>StructureInstantiationBenchmark.testExceptionWithoutPointerConstructor</text:p>
                <draw:g>
                  <svg:desc>Tabelle1.A5:Tabelle1.A5</svg:desc>
                </draw:g>
              </table:table-cell>
              <table:table-cell office:value-type="float" office:value="171714.659">
                <text:p>171714.659</text:p>
                <draw:g>
                  <svg:desc>Tabelle1.B5:Tabelle1.C5</svg:desc>
                </draw:g>
              </table:table-cell>
              <table:table-cell office:value-type="float" office:value="187920.441">
                <text:p>187920.441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3834.451">
                <text:p>3834.451</text:p>
                <draw:g>
                  <svg:desc>Tabelle1.D5:Tabelle1.E5</svg:desc>
                </draw:g>
              </table:table-cell>
              <table:table-cell office:value-type="float" office:value="6308.934">
                <text:p>6308.934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3834.451">
                <text:p>3834.451</text:p>
                <draw:g>
                  <svg:desc>Tabelle1.D5:Tabelle1.E5</svg:desc>
                </draw:g>
              </table:table-cell>
              <table:table-cell office:value-type="float" office:value="6308.934">
                <text:p>6308.934</text:p>
              </table:table-cell>
            </table:table-row>
            <table:table-row>
              <table:table-cell office:value-type="string">
                <text:p>StructureInstantiationBenchmark.testIterationWithoutPointerConstructor</text:p>
                <draw:g>
                  <svg:desc>Tabelle1.A6:Tabelle1.A6</svg:desc>
                </draw:g>
              </table:table-cell>
              <table:table-cell office:value-type="float" office:value="174933.451">
                <text:p>174933.451</text:p>
                <draw:g>
                  <svg:desc>Tabelle1.B6:Tabelle1.C6</svg:desc>
                </draw:g>
              </table:table-cell>
              <table:table-cell office:value-type="float" office:value="183511.064">
                <text:p>183511.064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5067.781">
                <text:p>5067.781</text:p>
                <draw:g>
                  <svg:desc>Tabelle1.D6:Tabelle1.E6</svg:desc>
                </draw:g>
              </table:table-cell>
              <table:table-cell office:value-type="float" office:value="4930.82">
                <text:p>4930.82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5067.781">
                <text:p>5067.781</text:p>
                <draw:g>
                  <svg:desc>Tabelle1.D6:Tabelle1.E6</svg:desc>
                </draw:g>
              </table:table-cell>
              <table:table-cell office:value-type="float" office:value="4930.82">
                <text:p>4930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